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4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Cellular Components</text:p>
          </table:table-cell>
          <table:table-cell office:value-type="string" calcext:value-type="string">
            <text:p>bathyl avg</text:p>
          </table:table-cell>
          <table:table-cell office:value-type="string" calcext:value-type="string">
            <text:p>abyssal avg</text:p>
          </table:table-cell>
          <table:table-cell/>
          <table:table-cell table:number-columns-repeated="2" office:value-type="string" calcext:value-type="string">
            <text:p>bathyl</text:p>
          </table:table-cell>
          <table:table-cell table:number-columns-repeated="2" office:value-type="string" calcext:value-type="string">
            <text:p>abyss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021</text:p>
          </table:table-cell>
          <table:table-cell table:formula="of:=AVERAGE([.E2:.F2])" office:value-type="float" office:value="53779" calcext:value-type="float">
            <text:p>53779</text:p>
          </table:table-cell>
          <table:table-cell table:formula="of:=AVERAGE([.G2:.H2])" office:value-type="float" office:value="47041.5" calcext:value-type="float">
            <text:p>47041.5</text:p>
          </table:table-cell>
          <table:table-cell/>
          <table:table-cell office:value-type="float" office:value="48352" calcext:value-type="float">
            <text:p>48352</text:p>
          </table:table-cell>
          <table:table-cell office:value-type="float" office:value="59206" calcext:value-type="float">
            <text:p>59206</text:p>
          </table:table-cell>
          <table:table-cell office:value-type="float" office:value="45173" calcext:value-type="float">
            <text:p>45173</text:p>
          </table:table-cell>
          <table:table-cell office:value-type="float" office:value="48910" calcext:value-type="float">
            <text:p>489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ttp://purl.obolibrary.org/obo/GO_0016020</text:p>
          </table:table-cell>
          <table:table-cell table:style-name="ce1" table:formula="of:=AVERAGE([.E3:.F3])" office:value-type="float" office:value="83545" calcext:value-type="float">
            <text:p>83545</text:p>
          </table:table-cell>
          <table:table-cell table:style-name="ce1" table:formula="of:=AVERAGE([.G3:.H3])" office:value-type="float" office:value="70951.5" calcext:value-type="float">
            <text:p>70951.5</text:p>
          </table:table-cell>
          <table:table-cell table:style-name="ce1"/>
          <table:table-cell table:style-name="ce1" office:value-type="float" office:value="75203" calcext:value-type="float">
            <text:p>75203</text:p>
          </table:table-cell>
          <table:table-cell table:style-name="ce1" office:value-type="float" office:value="91887" calcext:value-type="float">
            <text:p>91887</text:p>
          </table:table-cell>
          <table:table-cell table:style-name="ce1" office:value-type="float" office:value="66989" calcext:value-type="float">
            <text:p>66989</text:p>
          </table:table-cell>
          <table:table-cell table:style-name="ce1" office:value-type="float" office:value="74914" calcext:value-type="float">
            <text:p>74914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http://purl.obolibrary.org/obo/GO_0042597</text:p>
          </table:table-cell>
          <table:table-cell table:style-name="ce2" table:formula="of:=AVERAGE([.E4:.F4])" office:value-type="float" office:value="3511" calcext:value-type="float">
            <text:p>3511</text:p>
          </table:table-cell>
          <table:table-cell table:style-name="ce2" table:formula="of:=AVERAGE([.G4:.H4])" office:value-type="float" office:value="2299" calcext:value-type="float">
            <text:p>2299</text:p>
          </table:table-cell>
          <table:table-cell table:style-name="ce2"/>
          <table:table-cell table:style-name="ce2" office:value-type="float" office:value="3020" calcext:value-type="float">
            <text:p>3020</text:p>
          </table:table-cell>
          <table:table-cell table:style-name="ce2" office:value-type="float" office:value="4002" calcext:value-type="float">
            <text:p>4002</text:p>
          </table:table-cell>
          <table:table-cell table:style-name="ce2" office:value-type="float" office:value="2358" calcext:value-type="float">
            <text:p>2358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http://purl.obolibrary.org/obo/GO_0030288</text:p>
          </table:table-cell>
          <table:table-cell table:style-name="ce1" table:formula="of:=AVERAGE([.E5:.F5])" office:value-type="float" office:value="2147.5" calcext:value-type="float">
            <text:p>2147.5</text:p>
          </table:table-cell>
          <table:table-cell table:style-name="ce1" table:formula="of:=AVERAGE([.G5:.H5])" office:value-type="float" office:value="1773" calcext:value-type="float">
            <text:p>1773</text:p>
          </table:table-cell>
          <table:table-cell table:style-name="ce1"/>
          <table:table-cell table:style-name="ce1" office:value-type="float" office:value="1891" calcext:value-type="float">
            <text:p>1891</text:p>
          </table:table-cell>
          <table:table-cell table:style-name="ce1" office:value-type="float" office:value="2404" calcext:value-type="float">
            <text:p>2404</text:p>
          </table:table-cell>
          <table:table-cell table:style-name="ce1" office:value-type="float" office:value="1802" calcext:value-type="float">
            <text:p>1802</text:p>
          </table:table-cell>
          <table:table-cell table:style-name="ce1" office:value-type="float" office:value="1744" calcext:value-type="float">
            <text:p>1744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http://purl.obolibrary.org/obo/GO_0005737</text:p>
          </table:table-cell>
          <table:table-cell table:formula="of:=AVERAGE([.E6:.F6])" office:value-type="float" office:value="10690" calcext:value-type="float">
            <text:p>10690</text:p>
          </table:table-cell>
          <table:table-cell table:formula="of:=AVERAGE([.G6:.H6])" office:value-type="float" office:value="9933.5" calcext:value-type="float">
            <text:p>9933.5</text:p>
          </table:table-cell>
          <table:table-cell/>
          <table:table-cell office:value-type="float" office:value="9489" calcext:value-type="float">
            <text:p>9489</text:p>
          </table:table-cell>
          <table:table-cell office:value-type="float" office:value="11891" calcext:value-type="float">
            <text:p>11891</text:p>
          </table:table-cell>
          <table:table-cell office:value-type="float" office:value="9398" calcext:value-type="float">
            <text:p>9398</text:p>
          </table:table-cell>
          <table:table-cell office:value-type="float" office:value="10469" calcext:value-type="float">
            <text:p>104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622</text:p>
          </table:table-cell>
          <table:table-cell table:formula="of:=AVERAGE([.E7:.F7])" office:value-type="float" office:value="9963" calcext:value-type="float">
            <text:p>9963</text:p>
          </table:table-cell>
          <table:table-cell table:formula="of:=AVERAGE([.G7:.H7])" office:value-type="float" office:value="9504.5" calcext:value-type="float">
            <text:p>9504.5</text:p>
          </table:table-cell>
          <table:table-cell/>
          <table:table-cell office:value-type="float" office:value="8729" calcext:value-type="float">
            <text:p>8729</text:p>
          </table:table-cell>
          <table:table-cell office:value-type="float" office:value="11197" calcext:value-type="float">
            <text:p>11197</text:p>
          </table:table-cell>
          <table:table-cell office:value-type="float" office:value="8870" calcext:value-type="float">
            <text:p>8870</text:p>
          </table:table-cell>
          <table:table-cell office:value-type="float" office:value="10139" calcext:value-type="float">
            <text:p>101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694</text:p>
          </table:table-cell>
          <table:table-cell table:formula="of:=AVERAGE([.E8:.F8])" office:value-type="float" office:value="1262.5" calcext:value-type="float">
            <text:p>1262.5</text:p>
          </table:table-cell>
          <table:table-cell table:formula="of:=AVERAGE([.G8:.H8])" office:value-type="float" office:value="1216.5" calcext:value-type="float">
            <text:p>1216.5</text:p>
          </table:table-cell>
          <table:table-cell/>
          <table:table-cell office:value-type="float" office:value="1123" calcext:value-type="float">
            <text:p>1123</text:p>
          </table:table-cell>
          <table:table-cell office:value-type="float" office:value="1402" calcext:value-type="float">
            <text:p>1402</text:p>
          </table:table-cell>
          <table:table-cell office:value-type="float" office:value="1102" calcext:value-type="float">
            <text:p>1102</text:p>
          </table:table-cell>
          <table:table-cell office:value-type="float" office:value="1331" calcext:value-type="float">
            <text:p>13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015</text:p>
          </table:table-cell>
          <table:table-cell table:formula="of:=AVERAGE([.E9:.F9])" office:value-type="float" office:value="1328" calcext:value-type="float">
            <text:p>1328</text:p>
          </table:table-cell>
          <table:table-cell table:formula="of:=AVERAGE([.G9:.H9])" office:value-type="float" office:value="1261" calcext:value-type="float">
            <text:p>1261</text:p>
          </table:table-cell>
          <table:table-cell/>
          <table:table-cell office:value-type="float" office:value="1189" calcext:value-type="float">
            <text:p>1189</text:p>
          </table:table-cell>
          <table:table-cell office:value-type="float" office:value="1467" calcext:value-type="float">
            <text:p>1467</text:p>
          </table:table-cell>
          <table:table-cell office:value-type="float" office:value="1186" calcext:value-type="float">
            <text:p>1186</text:p>
          </table:table-cell>
          <table:table-cell office:value-type="float" office:value="1336" calcext:value-type="float">
            <text:p>13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839</text:p>
          </table:table-cell>
          <table:table-cell table:formula="of:=AVERAGE([.E10:.F10])" office:value-type="float" office:value="881.5" calcext:value-type="float">
            <text:p>881.5</text:p>
          </table:table-cell>
          <table:table-cell table:formula="of:=AVERAGE([.G10:.H10])" office:value-type="float" office:value="717.5" calcext:value-type="float">
            <text:p>717.5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1027" calcext:value-type="float">
            <text:p>1027</text:p>
          </table:table-cell>
          <table:table-cell office:value-type="float" office:value="668" calcext:value-type="float">
            <text:p>668</text:p>
          </table:table-cell>
          <table:table-cell office:value-type="float" office:value="767" calcext:value-type="float">
            <text:p>7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3178</text:p>
          </table:table-cell>
          <table:table-cell table:formula="of:=AVERAGE([.E11:.F11])" office:value-type="float" office:value="877" calcext:value-type="float">
            <text:p>877</text:p>
          </table:table-cell>
          <table:table-cell table:formula="of:=AVERAGE([.G11:.H11])" office:value-type="float" office:value="804.5" calcext:value-type="float">
            <text:p>804.5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1026" calcext:value-type="float">
            <text:p>1026</text:p>
          </table:table-cell>
          <table:table-cell office:value-type="float" office:value="765" calcext:value-type="float">
            <text:p>765</text:p>
          </table:table-cell>
          <table:table-cell office:value-type="float" office:value="844" calcext:value-type="float">
            <text:p>8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5261</text:p>
          </table:table-cell>
          <table:table-cell table:formula="of:=AVERAGE([.E12:.F12])" office:value-type="float" office:value="898.5" calcext:value-type="float">
            <text:p>898.5</text:p>
          </table:table-cell>
          <table:table-cell table:formula="of:=AVERAGE([.G12:.H12])" office:value-type="float" office:value="836.5" calcext:value-type="float">
            <text:p>836.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978" calcext:value-type="float">
            <text:p>978</text:p>
          </table:table-cell>
          <table:table-cell office:value-type="float" office:value="776" calcext:value-type="float">
            <text:p>776</text:p>
          </table:table-cell>
          <table:table-cell office:value-type="float" office:value="897" calcext:value-type="float">
            <text:p>8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3190</text:p>
          </table:table-cell>
          <table:table-cell table:formula="of:=AVERAGE([.E13:.F13])" office:value-type="float" office:value="863.5" calcext:value-type="float">
            <text:p>863.5</text:p>
          </table:table-cell>
          <table:table-cell table:formula="of:=AVERAGE([.G13:.H13])" office:value-type="float" office:value="679" calcext:value-type="float">
            <text:p>679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925" calcext:value-type="float">
            <text:p>925</text:p>
          </table:table-cell>
          <table:table-cell office:value-type="float" office:value="664" calcext:value-type="float">
            <text:p>664</text:p>
          </table:table-cell>
          <table:table-cell office:value-type="float" office:value="694" calcext:value-type="float">
            <text:p>69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ttp://purl.obolibrary.org/obo/GO_0005615</text:p>
          </table:table-cell>
          <table:table-cell table:style-name="ce1" table:formula="of:=AVERAGE([.E14:.F14])" office:value-type="float" office:value="940.5" calcext:value-type="float">
            <text:p>940.5</text:p>
          </table:table-cell>
          <table:table-cell table:style-name="ce1" table:formula="of:=AVERAGE([.G14:.H14])" office:value-type="float" office:value="789.5" calcext:value-type="float">
            <text:p>789.5</text:p>
          </table:table-cell>
          <table:table-cell table:style-name="ce1"/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1017" calcext:value-type="float">
            <text:p>1017</text:p>
          </table:table-cell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805" calcext:value-type="float">
            <text:p>805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http://purl.obolibrary.org/obo/GO_0019867</text:p>
          </table:table-cell>
          <table:table-cell table:formula="of:=AVERAGE([.E15:.F15])" office:value-type="float" office:value="1556" calcext:value-type="float">
            <text:p>1556</text:p>
          </table:table-cell>
          <table:table-cell table:formula="of:=AVERAGE([.G15:.H15])" office:value-type="float" office:value="1359" calcext:value-type="float">
            <text:p>1359</text:p>
          </table:table-cell>
          <table:table-cell/>
          <table:table-cell office:value-type="float" office:value="1415" calcext:value-type="float">
            <text:p>1415</text:p>
          </table:table-cell>
          <table:table-cell office:value-type="float" office:value="1697" calcext:value-type="float">
            <text:p>1697</text:p>
          </table:table-cell>
          <table:table-cell office:value-type="float" office:value="1229" calcext:value-type="float">
            <text:p>1229</text:p>
          </table:table-cell>
          <table:table-cell office:value-type="float" office:value="1489" calcext:value-type="float">
            <text:p>14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840</text:p>
          </table:table-cell>
          <table:table-cell table:formula="of:=AVERAGE([.E16:.F16])" office:value-type="float" office:value="13209.5" calcext:value-type="float">
            <text:p>13209.5</text:p>
          </table:table-cell>
          <table:table-cell table:formula="of:=AVERAGE([.G16:.H16])" office:value-type="float" office:value="12682" calcext:value-type="float">
            <text:p>12682</text:p>
          </table:table-cell>
          <table:table-cell/>
          <table:table-cell office:value-type="float" office:value="11552" calcext:value-type="float">
            <text:p>11552</text:p>
          </table:table-cell>
          <table:table-cell office:value-type="float" office:value="14867" calcext:value-type="float">
            <text:p>14867</text:p>
          </table:table-cell>
          <table:table-cell office:value-type="float" office:value="11845" calcext:value-type="float">
            <text:p>11845</text:p>
          </table:table-cell>
          <table:table-cell office:value-type="float" office:value="13519" calcext:value-type="float">
            <text:p>135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349</text:p>
          </table:table-cell>
          <table:table-cell table:formula="of:=AVERAGE([.E17:.F17])" office:value-type="float" office:value="432.5" calcext:value-type="float">
            <text:p>432.5</text:p>
          </table:table-cell>
          <table:table-cell table:formula="of:=AVERAGE([.G17:.H17])" office:value-type="float" office:value="457" calcext:value-type="float">
            <text:p>457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487" calcext:value-type="float">
            <text:p>487</text:p>
          </table:table-cell>
          <table:table-cell office:value-type="float" office:value="396" calcext:value-type="float">
            <text:p>396</text:p>
          </table:table-cell>
          <table:table-cell office:value-type="float" office:value="518" calcext:value-type="float">
            <text:p>5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008</text:p>
          </table:table-cell>
          <table:table-cell table:formula="of:=AVERAGE([.E18:.F18])" office:value-type="float" office:value="365" calcext:value-type="float">
            <text:p>365</text:p>
          </table:table-cell>
          <table:table-cell table:formula="of:=AVERAGE([.G18:.H18])" office:value-type="float" office:value="363.5" calcext:value-type="float">
            <text:p>363.5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419" calcext:value-type="float">
            <text:p>419</text:p>
          </table:table-cell>
          <table:table-cell office:value-type="float" office:value="345" calcext:value-type="float">
            <text:p>345</text:p>
          </table:table-cell>
          <table:table-cell office:value-type="float" office:value="382" calcext:value-type="float">
            <text:p>3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360</text:p>
          </table:table-cell>
          <table:table-cell table:formula="of:=AVERAGE([.E19:.F19])" office:value-type="float" office:value="984" calcext:value-type="float">
            <text:p>984</text:p>
          </table:table-cell>
          <table:table-cell table:formula="of:=AVERAGE([.G19:.H19])" office:value-type="float" office:value="914" calcext:value-type="float">
            <text:p>914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1100" calcext:value-type="float">
            <text:p>1100</text:p>
          </table:table-cell>
          <table:table-cell office:value-type="float" office:value="826" calcext:value-type="float">
            <text:p>826</text:p>
          </table:table-cell>
          <table:table-cell office:value-type="float" office:value="1002" calcext:value-type="float">
            <text:p>10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8500</text:p>
          </table:table-cell>
          <table:table-cell table:formula="of:=AVERAGE([.E20:.F20])" office:value-type="float" office:value="354" calcext:value-type="float">
            <text:p>354</text:p>
          </table:table-cell>
          <table:table-cell table:formula="of:=AVERAGE([.G20:.H20])" office:value-type="float" office:value="350" calcext:value-type="float">
            <text:p>350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406" calcext:value-type="float">
            <text:p>406</text:p>
          </table:table-cell>
          <table:table-cell office:value-type="float" office:value="334" calcext:value-type="float">
            <text:p>334</text:p>
          </table:table-cell>
          <table:table-cell office:value-type="float" office:value="366" calcext:value-type="float">
            <text:p>3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3231</text:p>
          </table:table-cell>
          <table:table-cell table:formula="of:=AVERAGE([.E21:.F21])" office:value-type="float" office:value="314" calcext:value-type="float">
            <text:p>314</text:p>
          </table:table-cell>
          <table:table-cell table:formula="of:=AVERAGE([.G21:.H21])" office:value-type="float" office:value="291.5" calcext:value-type="float">
            <text:p>291.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354" calcext:value-type="float">
            <text:p>354</text:p>
          </table:table-cell>
          <table:table-cell office:value-type="float" office:value="282" calcext:value-type="float">
            <text:p>282</text:p>
          </table:table-cell>
          <table:table-cell office:value-type="float" office:value="301" calcext:value-type="float">
            <text:p>3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3177</text:p>
          </table:table-cell>
          <table:table-cell table:formula="of:=AVERAGE([.E22:.F22])" office:value-type="float" office:value="281.5" calcext:value-type="float">
            <text:p>281.5</text:p>
          </table:table-cell>
          <table:table-cell table:formula="of:=AVERAGE([.G22:.H22])" office:value-type="float" office:value="261" calcext:value-type="float">
            <text:p>261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886</text:p>
          </table:table-cell>
          <table:table-cell table:formula="of:=AVERAGE([.E23:.F23])" office:value-type="float" office:value="910.5" calcext:value-type="float">
            <text:p>910.5</text:p>
          </table:table-cell>
          <table:table-cell table:formula="of:=AVERAGE([.G23:.H23])" office:value-type="float" office:value="869" calcext:value-type="float">
            <text:p>869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1025" calcext:value-type="float">
            <text:p>1025</text:p>
          </table:table-cell>
          <table:table-cell office:value-type="float" office:value="865" calcext:value-type="float">
            <text:p>865</text:p>
          </table:table-cell>
          <table:table-cell office:value-type="float" office:value="873" calcext:value-type="float">
            <text:p>8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1012</text:p>
          </table:table-cell>
          <table:table-cell table:formula="of:=AVERAGE([.E24:.F24])" office:value-type="float" office:value="360.5" calcext:value-type="float">
            <text:p>360.5</text:p>
          </table:table-cell>
          <table:table-cell table:formula="of:=AVERAGE([.G24:.H24])" office:value-type="float" office:value="313" calcext:value-type="float">
            <text:p>313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403" calcext:value-type="float">
            <text:p>403</text:p>
          </table:table-cell>
          <table:table-cell office:value-type="float" office:value="293" calcext:value-type="float">
            <text:p>293</text:p>
          </table:table-cell>
          <table:table-cell office:value-type="float" office:value="333" calcext:value-type="float">
            <text:p>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317</text:p>
          </table:table-cell>
          <table:table-cell table:formula="of:=AVERAGE([.E25:.F25])" office:value-type="float" office:value="273" calcext:value-type="float">
            <text:p>273</text:p>
          </table:table-cell>
          <table:table-cell table:formula="of:=AVERAGE([.G25:.H25])" office:value-type="float" office:value="275" calcext:value-type="float">
            <text:p>27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16" calcext:value-type="float">
            <text:p>316</text:p>
          </table:table-cell>
          <table:table-cell office:value-type="float" office:value="249" calcext:value-type="float">
            <text:p>249</text:p>
          </table:table-cell>
          <table:table-cell office:value-type="float" office:value="301" calcext:value-type="float">
            <text:p>3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887</text:p>
          </table:table-cell>
          <table:table-cell table:formula="of:=AVERAGE([.E26:.F26])" office:value-type="float" office:value="189.5" calcext:value-type="float">
            <text:p>189.5</text:p>
          </table:table-cell>
          <table:table-cell table:formula="of:=AVERAGE([.G26:.H26])" office:value-type="float" office:value="147" calcext:value-type="float">
            <text:p>14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99" calcext:value-type="float">
            <text:p>199</text:p>
          </table:table-cell>
          <table:table-cell office:value-type="float" office:value="128" calcext:value-type="float">
            <text:p>128</text:p>
          </table:table-cell>
          <table:table-cell office:value-type="float" office:value="166" calcext:value-type="float">
            <text:p>1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5263</text:p>
          </table:table-cell>
          <table:table-cell table:formula="of:=AVERAGE([.E27:.F27])" office:value-type="float" office:value="190" calcext:value-type="float">
            <text:p>190</text:p>
          </table:table-cell>
          <table:table-cell table:formula="of:=AVERAGE([.G27:.H27])" office:value-type="float" office:value="188.5" calcext:value-type="float">
            <text:p>188.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  <table:table-cell office:value-type="float" office:value="207" calcext:value-type="float">
            <text:p>2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428</text:p>
          </table:table-cell>
          <table:table-cell table:formula="of:=AVERAGE([.E28:.F28])" office:value-type="float" office:value="147" calcext:value-type="float">
            <text:p>147</text:p>
          </table:table-cell>
          <table:table-cell table:formula="of:=AVERAGE([.G28:.H28])" office:value-type="float" office:value="119.5" calcext:value-type="float">
            <text:p>119.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3179</text:p>
          </table:table-cell>
          <table:table-cell table:formula="of:=AVERAGE([.E29:.F29])" office:value-type="float" office:value="168" calcext:value-type="float">
            <text:p>168</text:p>
          </table:table-cell>
          <table:table-cell table:formula="of:=AVERAGE([.G29:.H29])" office:value-type="float" office:value="133" calcext:value-type="float">
            <text:p>13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06" calcext:value-type="float">
            <text:p>206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318</text:p>
          </table:table-cell>
          <table:table-cell table:formula="of:=AVERAGE([.E30:.F30])" office:value-type="float" office:value="123" calcext:value-type="float">
            <text:p>123</text:p>
          </table:table-cell>
          <table:table-cell table:formula="of:=AVERAGE([.G30:.H30])" office:value-type="float" office:value="116.5" calcext:value-type="float">
            <text:p>116.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  <table:table-cell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934</text:p>
          </table:table-cell>
          <table:table-cell table:formula="of:=AVERAGE([.E31:.F31])" office:value-type="float" office:value="164" calcext:value-type="float">
            <text:p>164</text:p>
          </table:table-cell>
          <table:table-cell table:formula="of:=AVERAGE([.G31:.H31])" office:value-type="float" office:value="154.5" calcext:value-type="float">
            <text:p>154.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98" calcext:value-type="float">
            <text:p>198</text:p>
          </table:table-cell>
          <table:table-cell office:value-type="float" office:value="141" calcext:value-type="float">
            <text:p>141</text:p>
          </table:table-cell>
          <table:table-cell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425</text:p>
          </table:table-cell>
          <table:table-cell table:formula="of:=AVERAGE([.E32:.F32])" office:value-type="float" office:value="128" calcext:value-type="float">
            <text:p>128</text:p>
          </table:table-cell>
          <table:table-cell table:formula="of:=AVERAGE([.G32:.H32])" office:value-type="float" office:value="101.5" calcext:value-type="float">
            <text:p>101.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ttp://purl.obolibrary.org/obo/GO_0005618</text:p>
          </table:table-cell>
          <table:table-cell table:style-name="ce1" table:formula="of:=AVERAGE([.E33:.F33])" office:value-type="float" office:value="120.5" calcext:value-type="float">
            <text:p>120.5</text:p>
          </table:table-cell>
          <table:table-cell table:style-name="ce1" table:formula="of:=AVERAGE([.G33:.H33])" office:value-type="float" office:value="87.5" calcext:value-type="float">
            <text:p>87.5</text:p>
          </table:table-cell>
          <table:table-cell table:style-name="ce1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http://purl.obolibrary.org/obo/GO_0009341</text:p>
          </table:table-cell>
          <table:table-cell table:formula="of:=AVERAGE([.E34:.F34])" office:value-type="float" office:value="99" calcext:value-type="float">
            <text:p>99</text:p>
          </table:table-cell>
          <table:table-cell table:formula="of:=AVERAGE([.G34:.H34])" office:value-type="float" office:value="76" calcext:value-type="float">
            <text:p>7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379</text:p>
          </table:table-cell>
          <table:table-cell table:formula="of:=AVERAGE([.E35:.F35])" office:value-type="float" office:value="75" calcext:value-type="float">
            <text:p>75</text:p>
          </table:table-cell>
          <table:table-cell table:formula="of:=AVERAGE([.G35:.H35])" office:value-type="float" office:value="57" calcext:value-type="float">
            <text:p>5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576</text:p>
          </table:table-cell>
          <table:table-cell table:formula="of:=AVERAGE([.E36:.F36])" office:value-type="float" office:value="133.5" calcext:value-type="float">
            <text:p>133.5</text:p>
          </table:table-cell>
          <table:table-cell table:formula="of:=AVERAGE([.G36:.H36])" office:value-type="float" office:value="113.5" calcext:value-type="float">
            <text:p>113.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427</text:p>
          </table:table-cell>
          <table:table-cell table:formula="of:=AVERAGE([.E37:.F37])" office:value-type="float" office:value="67.5" calcext:value-type="float">
            <text:p>67.5</text:p>
          </table:table-cell>
          <table:table-cell table:formula="of:=AVERAGE([.G37:.H37])" office:value-type="float" office:value="56" calcext:value-type="float">
            <text:p>5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1515</text:p>
          </table:table-cell>
          <table:table-cell table:formula="of:=AVERAGE([.E38:.F38])" office:value-type="float" office:value="100.5" calcext:value-type="float">
            <text:p>100.5</text:p>
          </table:table-cell>
          <table:table-cell table:formula="of:=AVERAGE([.G38:.H38])" office:value-type="float" office:value="83" calcext:value-type="float">
            <text:p>8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031</text:p>
          </table:table-cell>
          <table:table-cell table:formula="of:=AVERAGE([.E39:.F39])" office:value-type="float" office:value="58" calcext:value-type="float">
            <text:p>58</text:p>
          </table:table-cell>
          <table:table-cell table:formula="of:=AVERAGE([.G39:.H39])" office:value-type="float" office:value="77.5" calcext:value-type="float">
            <text:p>77.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279</text:p>
          </table:table-cell>
          <table:table-cell table:formula="of:=AVERAGE([.E40:.F40])" office:value-type="float" office:value="61.5" calcext:value-type="float">
            <text:p>61.5</text:p>
          </table:table-cell>
          <table:table-cell table:formula="of:=AVERAGE([.G40:.H40])" office:value-type="float" office:value="66.5" calcext:value-type="float">
            <text:p>66.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ttp://purl.obolibrary.org/obo/GO_0016459</text:p>
          </table:table-cell>
          <table:table-cell table:style-name="ce1" table:formula="of:=AVERAGE([.E41:.F41])" office:value-type="float" office:value="49" calcext:value-type="float">
            <text:p>49</text:p>
          </table:table-cell>
          <table:table-cell table:style-name="ce1" table:formula="of:=AVERAGE([.G41:.H41])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http://purl.obolibrary.org/obo/GO_0009288</text:p>
          </table:table-cell>
          <table:table-cell table:formula="of:=AVERAGE([.E42:.F42])" office:value-type="float" office:value="148.5" calcext:value-type="float">
            <text:p>148.5</text:p>
          </table:table-cell>
          <table:table-cell table:formula="of:=AVERAGE([.G42:.H42])" office:value-type="float" office:value="130.5" calcext:value-type="float">
            <text:p>130.5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64" calcext:value-type="float">
            <text:p>164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627</text:p>
          </table:table-cell>
          <table:table-cell table:formula="of:=AVERAGE([.E43:.F43])" office:value-type="float" office:value="61" calcext:value-type="float">
            <text:p>61</text:p>
          </table:table-cell>
          <table:table-cell table:formula="of:=AVERAGE([.G43:.H43])" office:value-type="float" office:value="46" calcext:value-type="float">
            <text:p>4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853</text:p>
          </table:table-cell>
          <table:table-cell table:formula="of:=AVERAGE([.E44:.F44])" office:value-type="float" office:value="41" calcext:value-type="float">
            <text:p>41</text:p>
          </table:table-cell>
          <table:table-cell table:formula="of:=AVERAGE([.G44:.H44])" office:value-type="float" office:value="38.5" calcext:value-type="float">
            <text:p>38.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3573</text:p>
          </table:table-cell>
          <table:table-cell table:formula="of:=AVERAGE([.E45:.F45])" office:value-type="float" office:value="33.5" calcext:value-type="float">
            <text:p>33.5</text:p>
          </table:table-cell>
          <table:table-cell table:formula="of:=AVERAGE([.G45:.H45])" office:value-type="float" office:value="39.5" calcext:value-type="float">
            <text:p>39.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773</text:p>
          </table:table-cell>
          <table:table-cell table:formula="of:=AVERAGE([.E46:.F46])" office:value-type="float" office:value="51.5" calcext:value-type="float">
            <text:p>51.5</text:p>
          </table:table-cell>
          <table:table-cell table:formula="of:=AVERAGE([.G46:.H46])" office:value-type="float" office:value="45" calcext:value-type="float">
            <text:p>4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850</text:p>
          </table:table-cell>
          <table:table-cell table:formula="of:=AVERAGE([.E47:.F47])" office:value-type="float" office:value="46.5" calcext:value-type="float">
            <text:p>46.5</text:p>
          </table:table-cell>
          <table:table-cell table:formula="of:=AVERAGE([.G47:.H47])" office:value-type="float" office:value="48.5" calcext:value-type="float">
            <text:p>48.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028</text:p>
          </table:table-cell>
          <table:table-cell table:formula="of:=AVERAGE([.E48:.F48])" office:value-type="float" office:value="72" calcext:value-type="float">
            <text:p>72</text:p>
          </table:table-cell>
          <table:table-cell table:formula="of:=AVERAGE([.G48:.H48])" office:value-type="float" office:value="97.5" calcext:value-type="float">
            <text:p>97.5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012</text:p>
          </table:table-cell>
          <table:table-cell table:formula="of:=AVERAGE([.E49:.F49])" office:value-type="float" office:value="24" calcext:value-type="float">
            <text:p>24</text:p>
          </table:table-cell>
          <table:table-cell table:formula="of:=AVERAGE([.G49:.H49])" office:value-type="float" office:value="39.5" calcext:value-type="float">
            <text:p>39.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2040</text:p>
          </table:table-cell>
          <table:table-cell table:formula="of:=AVERAGE([.E50:.F50])" office:value-type="float" office:value="30" calcext:value-type="float">
            <text:p>30</text:p>
          </table:table-cell>
          <table:table-cell table:formula="of:=AVERAGE([.G50:.H50])" office:value-type="float" office:value="31.5" calcext:value-type="float">
            <text:p>31.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289</text:p>
          </table:table-cell>
          <table:table-cell table:formula="of:=AVERAGE([.E51:.F51])" office:value-type="float" office:value="29.5" calcext:value-type="float">
            <text:p>29.5</text:p>
          </table:table-cell>
          <table:table-cell table:formula="of:=AVERAGE([.G51:.H51])" office:value-type="float" office:value="29.5" calcext:value-type="float">
            <text:p>29.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172</text:p>
          </table:table-cell>
          <table:table-cell table:formula="of:=AVERAGE([.E52:.F52])" office:value-type="float" office:value="34.5" calcext:value-type="float">
            <text:p>34.5</text:p>
          </table:table-cell>
          <table:table-cell table:formula="of:=AVERAGE([.G52:.H52])" office:value-type="float" office:value="32" calcext:value-type="float">
            <text:p>3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677</text:p>
          </table:table-cell>
          <table:table-cell table:formula="of:=AVERAGE([.E53:.F53])" office:value-type="float" office:value="34.5" calcext:value-type="float">
            <text:p>34.5</text:p>
          </table:table-cell>
          <table:table-cell table:formula="of:=AVERAGE([.G53:.H53])" office:value-type="float" office:value="32" calcext:value-type="float">
            <text:p>3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346</text:p>
          </table:table-cell>
          <table:table-cell table:formula="of:=AVERAGE([.E54:.F54])" office:value-type="float" office:value="27" calcext:value-type="float">
            <text:p>27</text:p>
          </table:table-cell>
          <table:table-cell table:formula="of:=AVERAGE([.G54:.H54])" office:value-type="float" office:value="29.5" calcext:value-type="float">
            <text:p>29.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ttp://purl.obolibrary.org/obo/GO_0030286</text:p>
          </table:table-cell>
          <table:table-cell table:style-name="ce1" table:formula="of:=AVERAGE([.E55:.F55])" office:value-type="float" office:value="16" calcext:value-type="float">
            <text:p>16</text:p>
          </table:table-cell>
          <table:table-cell table:style-name="ce1" table:formula="of:=AVERAGE([.G55:.H55])" office:value-type="float" office:value="9" calcext:value-type="float">
            <text:p>9</text:p>
          </table:table-cell>
          <table:table-cell table:style-name="ce1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http://purl.obolibrary.org/obo/GO_0016272</text:p>
          </table:table-cell>
          <table:table-cell table:formula="of:=AVERAGE([.E56:.F56])" office:value-type="float" office:value="29" calcext:value-type="float">
            <text:p>29</text:p>
          </table:table-cell>
          <table:table-cell table:formula="of:=AVERAGE([.G56:.H56])" office:value-type="float" office:value="28.5" calcext:value-type="float">
            <text:p>28.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117</text:p>
          </table:table-cell>
          <table:table-cell table:formula="of:=AVERAGE([.E57:.F57])" office:value-type="float" office:value="19" calcext:value-type="float">
            <text:p>19</text:p>
          </table:table-cell>
          <table:table-cell table:formula="of:=AVERAGE([.G57:.H57])" office:value-type="float" office:value="20.5" calcext:value-type="float">
            <text:p>20.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522</text:p>
          </table:table-cell>
          <table:table-cell table:formula="of:=AVERAGE([.E58:.F58])" office:value-type="float" office:value="14" calcext:value-type="float">
            <text:p>14</text:p>
          </table:table-cell>
          <table:table-cell table:formula="of:=AVERAGE([.G58:.H58])" office:value-type="float" office:value="5.5" calcext:value-type="float">
            <text:p>5.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579</text:p>
          </table:table-cell>
          <table:table-cell table:formula="of:=AVERAGE([.E59:.F59])" office:value-type="float" office:value="10.5" calcext:value-type="float">
            <text:p>10.5</text:p>
          </table:table-cell>
          <table:table-cell table:formula="of:=AVERAGE([.G59:.H59])" office:value-type="float" office:value="3.5" calcext:value-type="float">
            <text:p>3.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72588</text:p>
          </table:table-cell>
          <table:table-cell table:formula="of:=AVERAGE([.E60:.F60])" office:value-type="float" office:value="29" calcext:value-type="float">
            <text:p>29</text:p>
          </table:table-cell>
          <table:table-cell table:formula="of:=AVERAGE([.G60:.H60])" office:value-type="float" office:value="32.5" calcext:value-type="float">
            <text:p>32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ttp://purl.obolibrary.org/obo/GO_0005777</text:p>
          </table:table-cell>
          <table:table-cell table:style-name="ce1" table:formula="of:=AVERAGE([.E61:.F61])" office:value-type="float" office:value="12.5" calcext:value-type="float">
            <text:p>12.5</text:p>
          </table:table-cell>
          <table:table-cell table:style-name="ce1" table:formula="of:=AVERAGE([.G61:.H61])" office:value-type="float" office:value="7.5" calcext:value-type="float">
            <text:p>7.5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http://purl.obolibrary.org/obo/GO_0009295</text:p>
          </table:table-cell>
          <table:table-cell table:formula="of:=AVERAGE([.E62:.F62])" office:value-type="float" office:value="5" calcext:value-type="float">
            <text:p>5</text:p>
          </table:table-cell>
          <table:table-cell table:formula="of:=AVERAGE([.G62:.H62])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521</text:p>
          </table:table-cell>
          <table:table-cell table:formula="of:=AVERAGE([.E63:.F63])" office:value-type="float" office:value="4.5" calcext:value-type="float">
            <text:p>4.5</text:p>
          </table:table-cell>
          <table:table-cell table:formula="of:=AVERAGE([.G63:.H63])" office:value-type="float" office:value="0.5" calcext:value-type="float">
            <text:p>0.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882</text:p>
          </table:table-cell>
          <table:table-cell table:formula="of:=AVERAGE([.E64:.F64])" office:value-type="float" office:value="5" calcext:value-type="float">
            <text:p>5</text:p>
          </table:table-cell>
          <table:table-cell table:formula="of:=AVERAGE([.G64:.H64])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ttp://purl.obolibrary.org/obo/GO_0009424</text:p>
          </table:table-cell>
          <table:table-cell table:style-name="ce1" table:formula="of:=AVERAGE([.E65:.F65])" office:value-type="float" office:value="5" calcext:value-type="float">
            <text:p>5</text:p>
          </table:table-cell>
          <table:table-cell table:style-name="ce1" table:formula="of:=AVERAGE([.G65:.H65])" office:value-type="float" office:value="1.5" calcext:value-type="float">
            <text:p>1.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http://purl.obolibrary.org/obo/GO_0005634</text:p>
          </table:table-cell>
          <table:table-cell table:style-name="ce2" table:formula="of:=AVERAGE([.E66:.F66])" office:value-type="float" office:value="45" calcext:value-type="float">
            <text:p>45</text:p>
          </table:table-cell>
          <table:table-cell table:style-name="ce2" table:formula="of:=AVERAGE([.G66:.H66])" office:value-type="float" office:value="174.5" calcext:value-type="float">
            <text:p>174.5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http://purl.obolibrary.org/obo/GO_0005727</text:p>
          </table:table-cell>
          <table:table-cell table:formula="of:=AVERAGE([.E67:.F67])" office:value-type="float" office:value="9" calcext:value-type="float">
            <text:p>9</text:p>
          </table:table-cell>
          <table:table-cell table:formula="of:=AVERAGE([.G67:.H67])" office:value-type="float" office:value="9.5" calcext:value-type="float">
            <text:p>9.5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127</text:p>
          </table:table-cell>
          <table:table-cell table:formula="of:=AVERAGE([.E68:.F68])" office:value-type="float" office:value="4.5" calcext:value-type="float">
            <text:p>4.5</text:p>
          </table:table-cell>
          <table:table-cell table:formula="of:=AVERAGE([.G68:.H68])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159</text:p>
          </table:table-cell>
          <table:table-cell table:formula="of:=AVERAGE([.E69:.F69])" office:value-type="float" office:value="3" calcext:value-type="float">
            <text:p>3</text:p>
          </table:table-cell>
          <table:table-cell table:formula="of:=AVERAGE([.G69:.H69]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783</text:p>
          </table:table-cell>
          <table:table-cell table:formula="of:=AVERAGE([.E70:.F70])" office:value-type="float" office:value="7" calcext:value-type="float">
            <text:p>7</text:p>
          </table:table-cell>
          <table:table-cell table:formula="of:=AVERAGE([.G70:.H70])"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794</text:p>
          </table:table-cell>
          <table:table-cell table:formula="of:=AVERAGE([.E71:.F71])" office:value-type="float" office:value="6" calcext:value-type="float">
            <text:p>6</text:p>
          </table:table-cell>
          <table:table-cell table:formula="of:=AVERAGE([.G71:.H71]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921</text:p>
          </table:table-cell>
          <table:table-cell table:formula="of:=AVERAGE([.E72:.F72])" office:value-type="float" office:value="6.5" calcext:value-type="float">
            <text:p>6.5</text:p>
          </table:table-cell>
          <table:table-cell table:formula="of:=AVERAGE([.G72:.H72]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875</text:p>
          </table:table-cell>
          <table:table-cell table:formula="of:=AVERAGE([.E73:.F73])" office:value-type="float" office:value="1.5" calcext:value-type="float">
            <text:p>1.5</text:p>
          </table:table-cell>
          <table:table-cell table:formula="of:=AVERAGE([.G73:.H73])"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148</text:p>
          </table:table-cell>
          <table:table-cell table:formula="of:=AVERAGE([.E74:.F74])" office:value-type="float" office:value="1.5" calcext:value-type="float">
            <text:p>1.5</text:p>
          </table:table-cell>
          <table:table-cell table:formula="of:=AVERAGE([.G74:.H74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700</text:p>
          </table:table-cell>
          <table:table-cell table:formula="of:=AVERAGE([.E75:.F75])" office:value-type="float" office:value="4.5" calcext:value-type="float">
            <text:p>4.5</text:p>
          </table:table-cell>
          <table:table-cell table:formula="of:=AVERAGE([.G75:.H75])" office:value-type="float" office:value="2.5" calcext:value-type="float">
            <text:p>2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789</text:p>
          </table:table-cell>
          <table:table-cell table:formula="of:=AVERAGE([.E76:.F76])" office:value-type="float" office:value="5.5" calcext:value-type="float">
            <text:p>5.5</text:p>
          </table:table-cell>
          <table:table-cell table:formula="of:=AVERAGE([.G76:.H76])"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1361</text:p>
          </table:table-cell>
          <table:table-cell table:formula="of:=AVERAGE([.E77:.F77])" office:value-type="float" office:value="1" calcext:value-type="float">
            <text:p>1</text:p>
          </table:table-cell>
          <table:table-cell table:formula="of:=AVERAGE([.G77:.H77])"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126</text:p>
          </table:table-cell>
          <table:table-cell table:formula="of:=AVERAGE([.E78:.F78])" office:value-type="float" office:value="2.5" calcext:value-type="float">
            <text:p>2.5</text:p>
          </table:table-cell>
          <table:table-cell table:formula="of:=AVERAGE([.G78:.H78]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7119</text:p>
          </table:table-cell>
          <table:table-cell table:formula="of:=AVERAGE([.E79:.F79])" office:value-type="float" office:value="1.5" calcext:value-type="float">
            <text:p>1.5</text:p>
          </table:table-cell>
          <table:table-cell table:formula="of:=AVERAGE([.G79:.H79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940</text:p>
          </table:table-cell>
          <table:table-cell table:formula="of:=AVERAGE([.E80:.F80])" office:value-type="float" office:value="1" calcext:value-type="float">
            <text:p>1</text:p>
          </table:table-cell>
          <table:table-cell table:formula="of:=AVERAGE([.G80:.H80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8290</text:p>
          </table:table-cell>
          <table:table-cell table:formula="of:=AVERAGE([.E81:.F81])" office:value-type="float" office:value="1" calcext:value-type="float">
            <text:p>1</text:p>
          </table:table-cell>
          <table:table-cell table:formula="of:=AVERAGE([.G81:.H81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2039</text:p>
          </table:table-cell>
          <table:table-cell table:formula="of:=AVERAGE([.E82:.F82])" office:value-type="float" office:value="1" calcext:value-type="float">
            <text:p>1</text:p>
          </table:table-cell>
          <table:table-cell table:formula="of:=AVERAGE([.G82:.H82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732</text:p>
          </table:table-cell>
          <table:table-cell table:formula="of:=AVERAGE([.E83:.F83])" office:value-type="float" office:value="1" calcext:value-type="float">
            <text:p>1</text:p>
          </table:table-cell>
          <table:table-cell table:formula="of:=AVERAGE([.G83:.H83])"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4457</text:p>
          </table:table-cell>
          <table:table-cell table:formula="of:=AVERAGE([.E84:.F84])" office:value-type="float" office:value="1" calcext:value-type="float">
            <text:p>1</text:p>
          </table:table-cell>
          <table:table-cell table:formula="of:=AVERAGE([.G84:.H84])"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856</text:p>
          </table:table-cell>
          <table:table-cell table:formula="of:=AVERAGE([.E85:.F85])" office:value-type="float" office:value="1.5" calcext:value-type="float">
            <text:p>1.5</text:p>
          </table:table-cell>
          <table:table-cell table:formula="of:=AVERAGE([.G85:.H85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741</text:p>
          </table:table-cell>
          <table:table-cell table:formula="of:=AVERAGE([.E86:.F86])" office:value-type="float" office:value="1.5" calcext:value-type="float">
            <text:p>1.5</text:p>
          </table:table-cell>
          <table:table-cell table:formula="of:=AVERAGE([.G86:.H86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523</text:p>
          </table:table-cell>
          <table:table-cell table:formula="of:=AVERAGE([.E87:.F87])" office:value-type="float" office:value="7.5" calcext:value-type="float">
            <text:p>7.5</text:p>
          </table:table-cell>
          <table:table-cell table:formula="of:=AVERAGE([.G87:.H87])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539</text:p>
          </table:table-cell>
          <table:table-cell table:formula="of:=AVERAGE([.E88:.F88])" office:value-type="float" office:value="4" calcext:value-type="float">
            <text:p>4</text:p>
          </table:table-cell>
          <table:table-cell table:formula="of:=AVERAGE([.G88:.H88])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538</text:p>
          </table:table-cell>
          <table:table-cell table:formula="of:=AVERAGE([.E89:.F89])" office:value-type="float" office:value="2" calcext:value-type="float">
            <text:p>2</text:p>
          </table:table-cell>
          <table:table-cell table:formula="of:=AVERAGE([.G89:.H89])" office:value-type="float" office:value="1.5" calcext:value-type="float">
            <text:p>1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681</text:p>
          </table:table-cell>
          <table:table-cell table:formula="of:=AVERAGE([.E90:.F90])" office:value-type="float" office:value="2" calcext:value-type="float">
            <text:p>2</text:p>
          </table:table-cell>
          <table:table-cell table:formula="of:=AVERAGE([.G90:.H90])" office:value-type="float" office:value="1.5" calcext:value-type="float">
            <text:p>1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922</text:p>
          </table:table-cell>
          <table:table-cell table:formula="of:=AVERAGE([.E91:.F91])" office:value-type="float" office:value="1.5" calcext:value-type="float">
            <text:p>1.5</text:p>
          </table:table-cell>
          <table:table-cell table:formula="of:=AVERAGE([.G91:.H91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815</text:p>
          </table:table-cell>
          <table:table-cell table:formula="of:=AVERAGE([.E92:.F92])" office:value-type="float" office:value="2" calcext:value-type="float">
            <text:p>2</text:p>
          </table:table-cell>
          <table:table-cell table:formula="of:=AVERAGE([.G92:.H92])"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742</text:p>
          </table:table-cell>
          <table:table-cell table:formula="of:=AVERAGE([.E93:.F93])" office:value-type="float" office:value="3.5" calcext:value-type="float">
            <text:p>3.5</text:p>
          </table:table-cell>
          <table:table-cell table:formula="of:=AVERAGE([.G93:.H93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904</text:p>
          </table:table-cell>
          <table:table-cell table:formula="of:=AVERAGE([.E94:.F94])" office:value-type="float" office:value="2" calcext:value-type="float">
            <text:p>2</text:p>
          </table:table-cell>
          <table:table-cell table:formula="of:=AVERAGE([.G94:.H94])"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507</text:p>
          </table:table-cell>
          <table:table-cell table:formula="of:=AVERAGE([.E95:.F95])" office:value-type="float" office:value="1" calcext:value-type="float">
            <text:p>1</text:p>
          </table:table-cell>
          <table:table-cell table:formula="of:=AVERAGE([.G95:.H95])" office:value-type="float" office:value="0.5" calcext:value-type="float">
            <text:p>0.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131</text:p>
          </table:table-cell>
          <table:table-cell table:formula="of:=AVERAGE([.E96:.F96])" office:value-type="float" office:value="2" calcext:value-type="float">
            <text:p>2</text:p>
          </table:table-cell>
          <table:table-cell table:formula="of:=AVERAGE([.G96:.H96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ttp://purl.obolibrary.org/obo/GO_0005885</text:p>
          </table:table-cell>
          <table:table-cell table:style-name="ce1" table:formula="of:=AVERAGE([.E97:.F97])" office:value-type="float" office:value="0.5" calcext:value-type="float">
            <text:p>0.5</text:p>
          </table:table-cell>
          <table:table-cell table:style-name="ce1" table:formula="of:=AVERAGE([.G97:.H97])" office:value-type="float" office:value="4" calcext:value-type="float">
            <text:p>4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http://purl.obolibrary.org/obo/GO_0015629</text:p>
          </table:table-cell>
          <table:table-cell table:style-name="ce1" table:formula="of:=AVERAGE([.E98:.F98])" office:value-type="float" office:value="0.5" calcext:value-type="float">
            <text:p>0.5</text:p>
          </table:table-cell>
          <table:table-cell table:style-name="ce1" table:formula="of:=AVERAGE([.G98:.H98])" office:value-type="float" office:value="4" calcext:value-type="float">
            <text:p>4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http://purl.obolibrary.org/obo/GO_0005740</text:p>
          </table:table-cell>
          <table:table-cell table:formula="of:=AVERAGE([.E99:.F99])" office:value-type="float" office:value="0.5" calcext:value-type="float">
            <text:p>0.5</text:p>
          </table:table-cell>
          <table:table-cell table:formula="of:=AVERAGE([.G99:.H99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956</text:p>
          </table:table-cell>
          <table:table-cell table:formula="of:=AVERAGE([.E100:.F100])" office:value-type="float" office:value="0.5" calcext:value-type="float">
            <text:p>0.5</text:p>
          </table:table-cell>
          <table:table-cell table:formula="of:=AVERAGE([.G100:.H100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581</text:p>
          </table:table-cell>
          <table:table-cell table:formula="of:=AVERAGE([.E101:.F101])" office:value-type="float" office:value="2" calcext:value-type="float">
            <text:p>2</text:p>
          </table:table-cell>
          <table:table-cell table:formula="of:=AVERAGE([.G101:.H101])" office:value-type="float" office:value="1.5" calcext:value-type="float">
            <text:p>1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739</text:p>
          </table:table-cell>
          <table:table-cell table:formula="of:=AVERAGE([.E102:.F102])" office:value-type="float" office:value="2" calcext:value-type="float">
            <text:p>2</text:p>
          </table:table-cell>
          <table:table-cell table:formula="of:=AVERAGE([.G102:.H102])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8250</text:p>
          </table:table-cell>
          <table:table-cell table:formula="of:=AVERAGE([.E103:.F103])" office:value-type="float" office:value="0.5" calcext:value-type="float">
            <text:p>0.5</text:p>
          </table:table-cell>
          <table:table-cell table:formula="of:=AVERAGE([.G103:.H103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4464</text:p>
          </table:table-cell>
          <table:table-cell table:formula="of:=AVERAGE([.E104:.F104])" office:value-type="float" office:value="0.5" calcext:value-type="float">
            <text:p>0.5</text:p>
          </table:table-cell>
          <table:table-cell table:formula="of:=AVERAGE([.G104:.H104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71203</text:p>
          </table:table-cell>
          <table:table-cell table:formula="of:=AVERAGE([.E105:.F105])" office:value-type="float" office:value="1" calcext:value-type="float">
            <text:p>1</text:p>
          </table:table-cell>
          <table:table-cell table:formula="of:=AVERAGE([.G105:.H105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667</text:p>
          </table:table-cell>
          <table:table-cell table:formula="of:=AVERAGE([.E106:.F106])" office:value-type="float" office:value="1" calcext:value-type="float">
            <text:p>1</text:p>
          </table:table-cell>
          <table:table-cell table:formula="of:=AVERAGE([.G106:.H106])" office:value-type="float" office:value="0.5" calcext:value-type="float">
            <text:p>0.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852</text:p>
          </table:table-cell>
          <table:table-cell table:formula="of:=AVERAGE([.E107:.F107])" office:value-type="float" office:value="1.5" calcext:value-type="float">
            <text:p>1.5</text:p>
          </table:table-cell>
          <table:table-cell table:formula="of:=AVERAGE([.G107:.H107]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ttp://purl.obolibrary.org/obo/GO_0005643</text:p>
          </table:table-cell>
          <table:table-cell table:style-name="ce1" table:formula="of:=AVERAGE([.E108:.F108])" office:value-type="float" office:value="1.5" calcext:value-type="float">
            <text:p>1.5</text:p>
          </table:table-cell>
          <table:table-cell table:style-name="ce1" table:formula="of:=AVERAGE([.G108:.H108])" office:value-type="float" office:value="9.5" calcext:value-type="float">
            <text:p>9.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http://purl.obolibrary.org/obo/GO_0000785</text:p>
          </table:table-cell>
          <table:table-cell table:formula="of:=AVERAGE([.E109:.F109])" office:value-type="float" office:value="1" calcext:value-type="float">
            <text:p>1</text:p>
          </table:table-cell>
          <table:table-cell table:formula="of:=AVERAGE([.G109:.H109])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991</text:p>
          </table:table-cell>
          <table:table-cell table:formula="of:=AVERAGE([.E110:.F110])" office:value-type="float" office:value="0.5" calcext:value-type="float">
            <text:p>0.5</text:p>
          </table:table-cell>
          <table:table-cell table:formula="of:=AVERAGE([.G110:.H110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592</text:p>
          </table:table-cell>
          <table:table-cell table:formula="of:=AVERAGE([.E111:.F111])" office:value-type="float" office:value="1.5" calcext:value-type="float">
            <text:p>1.5</text:p>
          </table:table-cell>
          <table:table-cell table:formula="of:=AVERAGE([.G111:.H111])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743</text:p>
          </table:table-cell>
          <table:table-cell table:formula="of:=AVERAGE([.E112:.F112])" office:value-type="float" office:value="0.5" calcext:value-type="float">
            <text:p>0.5</text:p>
          </table:table-cell>
          <table:table-cell table:formula="of:=AVERAGE([.G112:.H112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654</text:p>
          </table:table-cell>
          <table:table-cell table:formula="of:=AVERAGE([.E113:.F113])" office:value-type="float" office:value="1" calcext:value-type="float">
            <text:p>1</text:p>
          </table:table-cell>
          <table:table-cell table:formula="of:=AVERAGE([.G113:.H113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898</text:p>
          </table:table-cell>
          <table:table-cell table:formula="of:=AVERAGE([.E114:.F114])" office:value-type="float" office:value="0.5" calcext:value-type="float">
            <text:p>0.5</text:p>
          </table:table-cell>
          <table:table-cell table:formula="of:=AVERAGE([.G114:.H114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688</text:p>
          </table:table-cell>
          <table:table-cell table:formula="of:=AVERAGE([.E115:.F115])" office:value-type="float" office:value="0.5" calcext:value-type="float">
            <text:p>0.5</text:p>
          </table:table-cell>
          <table:table-cell table:formula="of:=AVERAGE([.G115:.H115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139</text:p>
          </table:table-cell>
          <table:table-cell table:formula="of:=AVERAGE([.E116:.F116])" office:value-type="float" office:value="1" calcext:value-type="float">
            <text:p>1</text:p>
          </table:table-cell>
          <table:table-cell table:formula="of:=AVERAGE([.G116:.H116]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808</text:p>
          </table:table-cell>
          <table:table-cell table:formula="of:=AVERAGE([.E117:.F117])" office:value-type="float" office:value="1" calcext:value-type="float">
            <text:p>1</text:p>
          </table:table-cell>
          <table:table-cell table:formula="of:=AVERAGE([.G117:.H117])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3588</text:p>
          </table:table-cell>
          <table:table-cell table:formula="of:=AVERAGE([.E118:.F118])" office:value-type="float" office:value="0.5" calcext:value-type="float">
            <text:p>0.5</text:p>
          </table:table-cell>
          <table:table-cell table:formula="of:=AVERAGE([.G118:.H118])" office:value-type="float" office:value="1.5" calcext:value-type="float">
            <text:p>1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779</text:p>
          </table:table-cell>
          <table:table-cell table:formula="of:=AVERAGE([.E119:.F119])" office:value-type="float" office:value="1" calcext:value-type="float">
            <text:p>1</text:p>
          </table:table-cell>
          <table:table-cell table:formula="of:=AVERAGE([.G119:.H119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512</text:p>
          </table:table-cell>
          <table:table-cell table:formula="of:=AVERAGE([.E120:.F120])" office:value-type="float" office:value="1.5" calcext:value-type="float">
            <text:p>1.5</text:p>
          </table:table-cell>
          <table:table-cell table:formula="of:=AVERAGE([.G120:.H120])"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784</text:p>
          </table:table-cell>
          <table:table-cell table:formula="of:=AVERAGE([.E121:.F121])" office:value-type="float" office:value="0.5" calcext:value-type="float">
            <text:p>0.5</text:p>
          </table:table-cell>
          <table:table-cell table:formula="of:=AVERAGE([.G121:.H121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896</text:p>
          </table:table-cell>
          <table:table-cell table:formula="of:=AVERAGE([.E122:.F122])" office:value-type="float" office:value="0.5" calcext:value-type="float">
            <text:p>0.5</text:p>
          </table:table-cell>
          <table:table-cell table:formula="of:=AVERAGE([.G122:.H122])"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502</text:p>
          </table:table-cell>
          <table:table-cell table:formula="of:=AVERAGE([.E123:.F123])" office:value-type="float" office:value="0.5" calcext:value-type="float">
            <text:p>0.5</text:p>
          </table:table-cell>
          <table:table-cell table:formula="of:=AVERAGE([.G123:.H123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145</text:p>
          </table:table-cell>
          <table:table-cell table:formula="of:=AVERAGE([.E124:.F124])" office:value-type="float" office:value="2" calcext:value-type="float">
            <text:p>2</text:p>
          </table:table-cell>
          <table:table-cell table:formula="of:=AVERAGE([.G124:.H124])" office:value-type="float" office:value="4.5" calcext:value-type="float">
            <text:p>4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1669</text:p>
          </table:table-cell>
          <table:table-cell table:formula="of:=AVERAGE([.E125:.F125])" office:value-type="float" office:value="2" calcext:value-type="float">
            <text:p>2</text:p>
          </table:table-cell>
          <table:table-cell table:formula="of:=AVERAGE([.G125:.H125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124</text:p>
          </table:table-cell>
          <table:table-cell table:formula="of:=AVERAGE([.E126:.F126])" office:value-type="float" office:value="0.5" calcext:value-type="float">
            <text:p>0.5</text:p>
          </table:table-cell>
          <table:table-cell table:formula="of:=AVERAGE([.G126:.H126])" office:value-type="float" office:value="1.5" calcext:value-type="float">
            <text:p>1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276</text:p>
          </table:table-cell>
          <table:table-cell table:formula="of:=AVERAGE([.E127:.F127])" office:value-type="float" office:value="2" calcext:value-type="float">
            <text:p>2</text:p>
          </table:table-cell>
          <table:table-cell table:formula="of:=AVERAGE([.G127:.H127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898</text:p>
          </table:table-cell>
          <table:table-cell table:formula="of:=AVERAGE([.E128:.F128])" office:value-type="float" office:value="2.5" calcext:value-type="float">
            <text:p>2.5</text:p>
          </table:table-cell>
          <table:table-cell table:formula="of:=AVERAGE([.G128:.H128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439</text:p>
          </table:table-cell>
          <table:table-cell table:formula="of:=AVERAGE([.E129:.F129])" office:value-type="float" office:value="1.5" calcext:value-type="float">
            <text:p>1.5</text:p>
          </table:table-cell>
          <table:table-cell table:formula="of:=AVERAGE([.G129:.H129])" office:value-type="float" office:value="1.5" calcext:value-type="float">
            <text:p>1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730</text:p>
          </table:table-cell>
          <table:table-cell table:formula="of:=AVERAGE([.E130:.F130])" office:value-type="float" office:value="0.5" calcext:value-type="float">
            <text:p>0.5</text:p>
          </table:table-cell>
          <table:table-cell table:formula="of:=AVERAGE([.G130:.H130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680</text:p>
          </table:table-cell>
          <table:table-cell table:formula="of:=AVERAGE([.E131:.F131])" office:value-type="float" office:value="1" calcext:value-type="float">
            <text:p>1</text:p>
          </table:table-cell>
          <table:table-cell table:formula="of:=AVERAGE([.G131:.H131])" office:value-type="float" office:value="1.5" calcext:value-type="float">
            <text:p>1.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2580</text:p>
          </table:table-cell>
          <table:table-cell table:formula="of:=AVERAGE([.E132:.F132])" office:value-type="float" office:value="2" calcext:value-type="float">
            <text:p>2</text:p>
          </table:table-cell>
          <table:table-cell table:formula="of:=AVERAGE([.G132:.H132])"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578</text:p>
          </table:table-cell>
          <table:table-cell table:formula="of:=AVERAGE([.E133:.F133])" office:value-type="float" office:value="1" calcext:value-type="float">
            <text:p>1</text:p>
          </table:table-cell>
          <table:table-cell table:formula="of:=AVERAGE([.G133:.H133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228</text:p>
          </table:table-cell>
          <table:table-cell table:formula="of:=AVERAGE([.E134:.F134])" office:value-type="float" office:value="1.5" calcext:value-type="float">
            <text:p>1.5</text:p>
          </table:table-cell>
          <table:table-cell table:formula="of:=AVERAGE([.G134:.H134])" office:value-type="float" office:value="2.5" calcext:value-type="float">
            <text:p>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801</text:p>
          </table:table-cell>
          <table:table-cell table:formula="of:=AVERAGE([.E135:.F135])" office:value-type="float" office:value="1" calcext:value-type="float">
            <text:p>1</text:p>
          </table:table-cell>
          <table:table-cell table:formula="of:=AVERAGE([.G135:.H135])"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533</text:p>
          </table:table-cell>
          <table:table-cell table:formula="of:=AVERAGE([.E136:.F136])" office:value-type="float" office:value="0.5" calcext:value-type="float">
            <text:p>0.5</text:p>
          </table:table-cell>
          <table:table-cell table:formula="of:=AVERAGE([.G136:.H136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077</text:p>
          </table:table-cell>
          <table:table-cell table:formula="of:=AVERAGE([.E137:.F137])" office:value-type="float" office:value="0.5" calcext:value-type="float">
            <text:p>0.5</text:p>
          </table:table-cell>
          <table:table-cell table:formula="of:=AVERAGE([.G137:.H137])" office:value-type="float" office:value="2.5" calcext:value-type="float">
            <text:p>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1514</text:p>
          </table:table-cell>
          <table:table-cell table:formula="of:=AVERAGE([.E138:.F138])" office:value-type="float" office:value="0.5" calcext:value-type="float">
            <text:p>0.5</text:p>
          </table:table-cell>
          <table:table-cell table:formula="of:=AVERAGE([.G138:.H138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765</text:p>
          </table:table-cell>
          <table:table-cell table:formula="of:=AVERAGE([.E139:.F139])" office:value-type="float" office:value="0.5" calcext:value-type="float">
            <text:p>0.5</text:p>
          </table:table-cell>
          <table:table-cell table:formula="of:=AVERAGE([.G139:.H139])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685</text:p>
          </table:table-cell>
          <table:table-cell table:formula="of:=AVERAGE([.E140:.F140])" office:value-type="float" office:value="0.5" calcext:value-type="float">
            <text:p>0.5</text:p>
          </table:table-cell>
          <table:table-cell table:formula="of:=AVERAGE([.G140:.H140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123</text:p>
          </table:table-cell>
          <table:table-cell table:formula="of:=AVERAGE([.E141:.F141])" office:value-type="float" office:value="0.5" calcext:value-type="float">
            <text:p>0.5</text:p>
          </table:table-cell>
          <table:table-cell table:formula="of:=AVERAGE([.G141:.H14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775</text:p>
          </table:table-cell>
          <table:table-cell table:formula="of:=AVERAGE([.E142:.F142])" office:value-type="float" office:value="0.5" calcext:value-type="float">
            <text:p>0.5</text:p>
          </table:table-cell>
          <table:table-cell table:formula="of:=AVERAGE([.G142:.H142]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176</text:p>
          </table:table-cell>
          <table:table-cell table:formula="of:=AVERAGE([.E143:.F143])" office:value-type="float" office:value="0.5" calcext:value-type="float">
            <text:p>0.5</text:p>
          </table:table-cell>
          <table:table-cell table:formula="of:=AVERAGE([.G143:.H143]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669</text:p>
          </table:table-cell>
          <table:table-cell table:formula="of:=AVERAGE([.E144:.F144])" office:value-type="float" office:value="0.5" calcext:value-type="float">
            <text:p>0.5</text:p>
          </table:table-cell>
          <table:table-cell table:formula="of:=AVERAGE([.G144:.H144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672</text:p>
          </table:table-cell>
          <table:table-cell table:formula="of:=AVERAGE([.E145:.F145])" office:value-type="float" office:value="0.5" calcext:value-type="float">
            <text:p>0.5</text:p>
          </table:table-cell>
          <table:table-cell table:formula="of:=AVERAGE([.G145:.H145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861</text:p>
          </table:table-cell>
          <table:table-cell table:formula="of:=AVERAGE([.E146:.F146])" office:value-type="float" office:value="0.5" calcext:value-type="float">
            <text:p>0.5</text:p>
          </table:table-cell>
          <table:table-cell table:formula="of:=AVERAGE([.G146:.H146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3180</text:p>
          </table:table-cell>
          <table:table-cell table:formula="of:=AVERAGE([.E147:.F147])" office:value-type="float" office:value="0.5" calcext:value-type="float">
            <text:p>0.5</text:p>
          </table:table-cell>
          <table:table-cell table:formula="of:=AVERAGE([.G147:.H147])"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ttp://purl.obolibrary.org/obo/GO_0000276</text:p>
          </table:table-cell>
          <table:table-cell table:style-name="ce1" table:formula="of:=AVERAGE([.E148:.F148])" office:value-type="float" office:value="0" calcext:value-type="float">
            <text:p>0</text:p>
          </table:table-cell>
          <table:table-cell table:style-name="ce1" table:formula="of:=AVERAGE([.G148:.H148])" office:value-type="float" office:value="5.5" calcext:value-type="float">
            <text:p>5.5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http://purl.obolibrary.org/obo/GO_0005938</text:p>
          </table:table-cell>
          <table:table-cell table:formula="of:=AVERAGE([.E149:.F149])" office:value-type="float" office:value="0" calcext:value-type="float">
            <text:p>0</text:p>
          </table:table-cell>
          <table:table-cell table:formula="of:=AVERAGE([.G149:.H149])"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786</text:p>
          </table:table-cell>
          <table:table-cell table:formula="of:=AVERAGE([.E150:.F150])" office:value-type="float" office:value="0" calcext:value-type="float">
            <text:p>0</text:p>
          </table:table-cell>
          <table:table-cell table:formula="of:=AVERAGE([.G150:.H150])"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639</text:p>
          </table:table-cell>
          <table:table-cell table:formula="of:=AVERAGE([.E151:.F151])" office:value-type="float" office:value="0" calcext:value-type="float">
            <text:p>0</text:p>
          </table:table-cell>
          <table:table-cell table:formula="of:=AVERAGE([.G151:.H151])" office:value-type="float" office:value="1.5" calcext:value-type="float">
            <text:p>1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593</text:p>
          </table:table-cell>
          <table:table-cell table:formula="of:=AVERAGE([.E152:.F152])" office:value-type="float" office:value="0" calcext:value-type="float">
            <text:p>0</text:p>
          </table:table-cell>
          <table:table-cell table:formula="of:=AVERAGE([.G152:.H152])" office:value-type="float" office:value="1.5" calcext:value-type="float">
            <text:p>1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674</text:p>
          </table:table-cell>
          <table:table-cell table:formula="of:=AVERAGE([.E153:.F153])" office:value-type="float" office:value="0" calcext:value-type="float">
            <text:p>0</text:p>
          </table:table-cell>
          <table:table-cell table:formula="of:=AVERAGE([.G153:.H153])" office:value-type="float" office:value="1.5" calcext:value-type="float">
            <text:p>1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796</text:p>
          </table:table-cell>
          <table:table-cell table:formula="of:=AVERAGE([.E154:.F154])" office:value-type="float" office:value="0" calcext:value-type="float">
            <text:p>0</text:p>
          </table:table-cell>
          <table:table-cell table:formula="of:=AVERAGE([.G154:.H154])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876</text:p>
          </table:table-cell>
          <table:table-cell table:formula="of:=AVERAGE([.E155:.F155])" office:value-type="float" office:value="0" calcext:value-type="float">
            <text:p>0</text:p>
          </table:table-cell>
          <table:table-cell table:formula="of:=AVERAGE([.G155:.H155])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729</text:p>
          </table:table-cell>
          <table:table-cell table:formula="of:=AVERAGE([.E156:.F156])" office:value-type="float" office:value="0" calcext:value-type="float">
            <text:p>0</text:p>
          </table:table-cell>
          <table:table-cell table:formula="of:=AVERAGE([.G156:.H156])" office:value-type="float" office:value="2.5" calcext:value-type="float">
            <text:p>2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869</text:p>
          </table:table-cell>
          <table:table-cell table:formula="of:=AVERAGE([.E157:.F157])" office:value-type="float" office:value="0" calcext:value-type="float">
            <text:p>0</text:p>
          </table:table-cell>
          <table:table-cell table:formula="of:=AVERAGE([.G157:.H157])" office:value-type="float" office:value="1.5" calcext:value-type="float">
            <text:p>1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2865</text:p>
          </table:table-cell>
          <table:table-cell table:formula="of:=AVERAGE([.E158:.F158])" office:value-type="float" office:value="0" calcext:value-type="float">
            <text:p>0</text:p>
          </table:table-cell>
          <table:table-cell table:formula="of:=AVERAGE([.G158:.H158])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444</text:p>
          </table:table-cell>
          <table:table-cell table:formula="of:=AVERAGE([.E159:.F159])" office:value-type="float" office:value="0" calcext:value-type="float">
            <text:p>0</text:p>
          </table:table-cell>
          <table:table-cell table:formula="of:=AVERAGE([.G159:.H159])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785</text:p>
          </table:table-cell>
          <table:table-cell table:formula="of:=AVERAGE([.E160:.F160])" office:value-type="float" office:value="0" calcext:value-type="float">
            <text:p>0</text:p>
          </table:table-cell>
          <table:table-cell table:formula="of:=AVERAGE([.G160:.H160])" office:value-type="float" office:value="1.5" calcext:value-type="float">
            <text:p>1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3167</text:p>
          </table:table-cell>
          <table:table-cell table:formula="of:=AVERAGE([.E161:.F161])" office:value-type="float" office:value="0" calcext:value-type="float">
            <text:p>0</text:p>
          </table:table-cell>
          <table:table-cell table:formula="of:=AVERAGE([.G161:.H161])"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275</text:p>
          </table:table-cell>
          <table:table-cell table:formula="of:=AVERAGE([.E162:.F162])" office:value-type="float" office:value="0" calcext:value-type="float">
            <text:p>0</text:p>
          </table:table-cell>
          <table:table-cell table:formula="of:=AVERAGE([.G162:.H162])"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173</text:p>
          </table:table-cell>
          <table:table-cell table:formula="of:=AVERAGE([.E163:.F163])" office:value-type="float" office:value="0" calcext:value-type="float">
            <text:p>0</text:p>
          </table:table-cell>
          <table:table-cell table:formula="of:=AVERAGE([.G163:.H163])"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8786</text:p>
          </table:table-cell>
          <table:table-cell table:formula="of:=AVERAGE([.E164:.F164])" office:value-type="float" office:value="0" calcext:value-type="float">
            <text:p>0</text:p>
          </table:table-cell>
          <table:table-cell table:formula="of:=AVERAGE([.G164:.H164])"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776</text:p>
          </table:table-cell>
          <table:table-cell table:formula="of:=AVERAGE([.E165:.F165])" office:value-type="float" office:value="0" calcext:value-type="float">
            <text:p>0</text:p>
          </table:table-cell>
          <table:table-cell table:formula="of:=AVERAGE([.G165:.H165])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130</text:p>
          </table:table-cell>
          <table:table-cell table:formula="of:=AVERAGE([.E166:.F166])" office:value-type="float" office:value="0" calcext:value-type="float">
            <text:p>0</text:p>
          </table:table-cell>
          <table:table-cell table:formula="of:=AVERAGE([.G166:.H166])"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132</text:p>
          </table:table-cell>
          <table:table-cell table:formula="of:=AVERAGE([.E167:.F167])" office:value-type="float" office:value="0" calcext:value-type="float">
            <text:p>0</text:p>
          </table:table-cell>
          <table:table-cell table:formula="of:=AVERAGE([.G167:.H167])"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751</text:p>
          </table:table-cell>
          <table:table-cell table:formula="of:=AVERAGE([.E168:.F168])" office:value-type="float" office:value="0" calcext:value-type="float">
            <text:p>0</text:p>
          </table:table-cell>
          <table:table-cell table:formula="of:=AVERAGE([.G168:.H168])"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72686</text:p>
          </table:table-cell>
          <table:table-cell table:formula="of:=AVERAGE([.E169:.F169])" office:value-type="float" office:value="0" calcext:value-type="float">
            <text:p>0</text:p>
          </table:table-cell>
          <table:table-cell table:formula="of:=AVERAGE([.G169:.H169])" office:value-type="float" office:value="1.5" calcext:value-type="float">
            <text:p>1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178</text:p>
          </table:table-cell>
          <table:table-cell table:formula="of:=AVERAGE([.E170:.F170])" office:value-type="float" office:value="0" calcext:value-type="float">
            <text:p>0</text:p>
          </table:table-cell>
          <table:table-cell table:formula="of:=AVERAGE([.G170:.H170])"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1011</text:p>
          </table:table-cell>
          <table:table-cell table:formula="of:=AVERAGE([.E171:.F171])" office:value-type="float" office:value="0" calcext:value-type="float">
            <text:p>0</text:p>
          </table:table-cell>
          <table:table-cell table:formula="of:=AVERAGE([.G171:.H171])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786</text:p>
          </table:table-cell>
          <table:table-cell table:formula="of:=AVERAGE([.E172:.F172])" office:value-type="float" office:value="0" calcext:value-type="float">
            <text:p>0</text:p>
          </table:table-cell>
          <table:table-cell table:formula="of:=AVERAGE([.G172:.H172])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555</text:p>
          </table:table-cell>
          <table:table-cell table:formula="of:=AVERAGE([.E173:.F173])" office:value-type="float" office:value="0" calcext:value-type="float">
            <text:p>0</text:p>
          </table:table-cell>
          <table:table-cell table:formula="of:=AVERAGE([.G173:.H173])"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262</text:p>
          </table:table-cell>
          <table:table-cell table:formula="of:=AVERAGE([.E174:.F174])" office:value-type="float" office:value="0" calcext:value-type="float">
            <text:p>0</text:p>
          </table:table-cell>
          <table:table-cell table:formula="of:=AVERAGE([.G174:.H174])"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761</text:p>
          </table:table-cell>
          <table:table-cell table:formula="of:=AVERAGE([.E175:.F175])" office:value-type="float" office:value="0" calcext:value-type="float">
            <text:p>0</text:p>
          </table:table-cell>
          <table:table-cell table:formula="of:=AVERAGE([.G175:.H175])"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747</text:p>
          </table:table-cell>
          <table:table-cell table:formula="of:=AVERAGE([.E176:.F176])" office:value-type="float" office:value="0" calcext:value-type="float">
            <text:p>0</text:p>
          </table:table-cell>
          <table:table-cell table:formula="of:=AVERAGE([.G176:.H176])"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71008</text:p>
          </table:table-cell>
          <table:table-cell table:formula="of:=AVERAGE([.E177:.F177])" office:value-type="float" office:value="0" calcext:value-type="float">
            <text:p>0</text:p>
          </table:table-cell>
          <table:table-cell table:formula="of:=AVERAGE([.G177:.H177])"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8537</text:p>
          </table:table-cell>
          <table:table-cell table:formula="of:=AVERAGE([.E178:.F178])" office:value-type="float" office:value="0" calcext:value-type="float">
            <text:p>0</text:p>
          </table:table-cell>
          <table:table-cell table:formula="of:=AVERAGE([.G178:.H178])"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663</text:p>
          </table:table-cell>
          <table:table-cell table:formula="of:=AVERAGE([.E179:.F179])" office:value-type="float" office:value="0" calcext:value-type="float">
            <text:p>0</text:p>
          </table:table-cell>
          <table:table-cell table:formula="of:=AVERAGE([.G179:.H179])"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666</text:p>
          </table:table-cell>
          <table:table-cell table:formula="of:=AVERAGE([.E180:.F180])" office:value-type="float" office:value="0" calcext:value-type="float">
            <text:p>0</text:p>
          </table:table-cell>
          <table:table-cell table:formula="of:=AVERAGE([.G180:.H180])"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1207</text:p>
          </table:table-cell>
          <table:table-cell table:formula="of:=AVERAGE([.E181:.F181])" office:value-type="float" office:value="0" calcext:value-type="float">
            <text:p>0</text:p>
          </table:table-cell>
          <table:table-cell table:formula="of:=AVERAGE([.G181:.H181])"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787</text:p>
          </table:table-cell>
          <table:table-cell table:formula="of:=AVERAGE([.E182:.F182])" office:value-type="float" office:value="0" calcext:value-type="float">
            <text:p>0</text:p>
          </table:table-cell>
          <table:table-cell table:formula="of:=AVERAGE([.G182:.H182])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1990879</text:p>
          </table:table-cell>
          <table:table-cell table:formula="of:=AVERAGE([.E183:.F183])" office:value-type="float" office:value="0" calcext:value-type="float">
            <text:p>0</text:p>
          </table:table-cell>
          <table:table-cell table:formula="of:=AVERAGE([.G183:.H183])"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151</text:p>
          </table:table-cell>
          <table:table-cell table:formula="of:=AVERAGE([.E184:.F184])" office:value-type="float" office:value="0" calcext:value-type="float">
            <text:p>0</text:p>
          </table:table-cell>
          <table:table-cell table:formula="of:=AVERAGE([.G184:.H184])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013</text:p>
          </table:table-cell>
          <table:table-cell table:formula="of:=AVERAGE([.E185:.F185])" office:value-type="float" office:value="0" calcext:value-type="float">
            <text:p>0</text:p>
          </table:table-cell>
          <table:table-cell table:formula="of:=AVERAGE([.G185:.H185])" office:value-type="float" office:value="0.5" calcext:value-type="float">
            <text:p>0.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763</text:p>
          </table:table-cell>
          <table:table-cell table:formula="of:=AVERAGE([.E186:.F186])" office:value-type="float" office:value="0" calcext:value-type="float">
            <text:p>0</text:p>
          </table:table-cell>
          <table:table-cell table:formula="of:=AVERAGE([.G186:.H186])" office:value-type="float" office:value="0.5" calcext:value-type="float">
            <text:p>0.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849</text:p>
          </table:table-cell>
          <table:table-cell table:formula="of:=AVERAGE([.E187:.F187])" office:value-type="float" office:value="0" calcext:value-type="float">
            <text:p>0</text:p>
          </table:table-cell>
          <table:table-cell table:formula="of:=AVERAGE([.G187:.H187])" office:value-type="float" office:value="0.5" calcext:value-type="float">
            <text:p>0.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025</text:p>
          </table:table-cell>
          <table:table-cell table:formula="of:=AVERAGE([.E188:.F188])" office:value-type="float" office:value="0" calcext:value-type="float">
            <text:p>0</text:p>
          </table:table-cell>
          <table:table-cell table:formula="of:=AVERAGE([.G188:.H188])" office:value-type="float" office:value="0.5" calcext:value-type="float">
            <text:p>0.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70461</text:p>
          </table:table-cell>
          <table:table-cell table:formula="of:=AVERAGE([.E189:.F189])" office:value-type="float" office:value="0" calcext:value-type="float">
            <text:p>0</text:p>
          </table:table-cell>
          <table:table-cell table:formula="of:=AVERAGE([.G189:.H189])" office:value-type="float" office:value="0.5" calcext:value-type="float">
            <text:p>0.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12:51:18.682658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00:52:34.788347955</meta:creation-date>
    <dc:date>2018-02-11T15:07:53.428691229</dc:date>
    <meta:editing-duration>PT1H59M36S</meta:editing-duration>
    <meta:editing-cycles>7</meta:editing-cycles>
    <meta:generator>LibreOffice/5.1.6.2$Linux_X86_64 LibreOffice_project/10m0$Build-2</meta:generator>
    <meta:document-statistic meta:table-count="1" meta:cell-count="1323" meta:object-count="0"/>
  </office:meta>
</office:document-meta>
</file>